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VGL</text:h>
                    <text:list>
                        <text:list-item>
                            <text:h text:style-name="Heading_20_2" text:outline-level="2">Description</text:h>
                        </text:list-item>
                    </text:list>
                </text:list-item>
            </text:list>

            <text:p text:style-name="Standard">Performs one or more LVGL specific actions.</text:p>

            
                <text:list xml:id="list_LVGL2" text:continue-numbering="true" text:continue-list="list_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VGL6" text:continue-numbering="true" text:style-name="Outline">
                                                <text:list-item>
                                                    <text:list>
                                                        <text:list-item>
                                                            <text:list>
                                                                <text:list-item>
                                                                    <text:h text:style-name="Heading_20_3" text:outline-level="3">
                                                                        Actions
                                                                        <text:s text:c="4"/>
                                                                        <text:span text:style-name="T2">Array</text:span>
                                                                    </text:h>
                                                                </text:list-item>
                                                            </text:list>
                                                        </text:list-item>
                                                    </text:list>
                                                </text:list-item>
                                            </text:list>
                                            <text:p text:style-name="Standard">List of actions to be executed. The following actions are available:</text:p>
                    <text:list xml:id="list_LVGL7" text:style-name="List_20_1">
                        
                        <text:list-item>
                            <text:p text:style-name="List_20_1">
                                <text:span text:style-name="strong">Change Screen</text:span>: Change the screen to the specified screen
                            </text:p>
                            
                        </text:list-item>
                        
                        <text:list-item>
                            <text:p text:style-name="List_20_2">
                                <text:span text:style-name="T1">Screen</text:span>: The screen to change to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2">
                                <text:span text:style-name="T1">Use stack</text:span>: Put active screen on the stack.
                            </text:p>
                            
                        </text:list-item>
                        
                    
                    

                        <text:list-item>
                            <text:p text:style-name="List_20_1">
                                <text:span text:style-name="strong">Change to Previous Screen</text:span>: Change to the previous screen
                            </text:p>
                            
                        </text:list-item>
                        
                        <text:list-item>
                            <text:p text:style-name="List_20_2">
                                <text:span text:style-name="T1">Fade mode</text:span>: Selection of animation when moving from the previous page to a new page
                            </text:p>
                            
                        </text:list-item>
                        
                    

                        <text:list-item>
                            <text:p text:style-name="List_20_2">
                                <text:span text:style-name="T1">Speed</text:span>: Animation duration in milliseconds
                            </text:p>
                            
                        </text:list-item>
                        
                    

                        <text:list-item>
                            <text:p text:style-name="List_20_2">
                                <text:span text:style-name="T1">Delay</text:span>: Delay in milliseconds before the animation starts.
                            </text:p>
                            
                        </text:list-item>
                        
                    
                    

                        <text:list-item>
                            <text:p text:style-name="List_20_1">
                                <text:span text:style-name="strong">Create Screen</text:span>: Create the screen ("Screens lifetime support" should be enabled in Settings - Build)"
                            </text:p>
                            
                        </text:list-item>
                        
                        <text:list-item>
                            <text:p text:style-name="List_20_2">
                                <text:span text:style-name="T1">Screen</text:span>: The screen to create
                            </text:p>
                            
                        </text:list-item>
                        
                    
                    

                        <text:list-item>
                            <text:p text:style-name="List_20_1">
                                <text:span text:style-name="strong">Delete Screen</text:span>: Delete the screen ("Screens lifetime support" should be enabled in Settings - Build)"
                            </text:p>
                            
                        </text:list-item>
                        
                        <text:list-item>
                            <text:p text:style-name="List_20_2">
                                <text:span text:style-name="T1">Screen</text:span>: The screen to delete
                            </text:p>
                            
                        </text:list-item>
                        
                    
                    

                        <text:list-item>
                            <text:p text:style-name="List_20_1">
                                <text:span text:style-name="strong">Is Screen Created</text:span>: Check if screen is created ("Screens lifetime support" should be enabled in Settings - Build)"
                            </text:p>
                            
                        </text:list-item>
                        
                        <text:list-item>
                            <text:p text:style-name="List_20_2">
                                <text:span text:style-name="T1">Screen</text:span>: The screen
                            </text:p>
                            
                        </text:list-item>
                        
                    

                        <text:list-item>
                            <text:p text:style-name="List_20_2">
                                <text:span text:style-name="T1">Store result into</text:span>: The boolean variable where to store the screen status
                            </text:p>
                            
                        </text:list-item>
                        
                    
                    

                        <text:list-item>
                            <text:p text:style-name="List_20_1">
                                <text:span text:style-name="strong">Obj Set X</text:span>: Set the x coordinate of the object
                            </text:p>
                            
                        </text:list-item>
                        
                        <text:list-item>
                            <text:p text:style-name="List_20_2">
                                <text:span text:style-name="T1">Object</text:span>: The object to set the x coordinate
                            </text:p>
                            
                        </text:list-item>
                        
                    

                        <text:list-item>
                            <text:p text:style-name="List_20_2">
                                <text:span text:style-name="T1">X</text:span>: The x coordinate to set
                            </text:p>
                            
                        </text:list-item>
                        
                    
                    

                        <text:list-item>
                            <text:p text:style-name="List_20_1">
                                <text:span text:style-name="strong">Obj Get X</text:span>: Get the x coordinate of the object
                            </text:p>
                            
                        </text:list-item>
                        
                        <text:list-item>
                            <text:p text:style-name="List_20_2">
                                <text:span text:style-name="T1">Object</text:span>: The object to get the x coordinate
                            </text:p>
                            
                        </text:list-item>
                        
                    

                        <text:list-item>
                            <text:p text:style-name="List_20_2">
                                <text:span text:style-name="T1">Store result into</text:span>: The variable to store the x coordinate
                            </text:p>
                            
                        </text:list-item>
                        
                    
                    

                        <text:list-item>
                            <text:p text:style-name="List_20_1">
                                <text:span text:style-name="strong">Obj Set Y</text:span>: Set the y coordinate of the object
                            </text:p>
                            
                        </text:list-item>
                        
                        <text:list-item>
                            <text:p text:style-name="List_20_2">
                                <text:span text:style-name="T1">Object</text:span>: The object to set the y coordinate
                            </text:p>
                            
                        </text:list-item>
                        
                    

                        <text:list-item>
                            <text:p text:style-name="List_20_2">
                                <text:span text:style-name="T1">Y</text:span>: The y coordinate to set
                            </text:p>
                            
                        </text:list-item>
                        
                    
                    

                        <text:list-item>
                            <text:p text:style-name="List_20_1">
                                <text:span text:style-name="strong">Obj Get Y</text:span>: Get the y coordinate of the object
                            </text:p>
                            
                        </text:list-item>
                        
                        <text:list-item>
                            <text:p text:style-name="List_20_2">
                                <text:span text:style-name="T1">Object</text:span>: The object to get the y coordinate
                            </text:p>
                            
                        </text:list-item>
                        
                    

                        <text:list-item>
                            <text:p text:style-name="List_20_2">
                                <text:span text:style-name="T1">Store result into</text:span>: The variable to store the y coordinate
                            </text:p>
                            
                        </text:list-item>
                        
                    
                    

                        <text:list-item>
                            <text:p text:style-name="List_20_1">
                                <text:span text:style-name="strong">Obj Set Width</text:span>: Set the width of the object
                            </text:p>
                            
                        </text:list-item>
                        
                        <text:list-item>
                            <text:p text:style-name="List_20_2">
                                <text:span text:style-name="T1">Object</text:span>: The object to set the width
                            </text:p>
                            
                        </text:list-item>
                        
                    

                        <text:list-item>
                            <text:p text:style-name="List_20_2">
                                <text:span text:style-name="T1">Width</text:span>: The width to set
                            </text:p>
                            
                        </text:list-item>
                        
                    
                    

                        <text:list-item>
                            <text:p text:style-name="List_20_1">
                                <text:span text:style-name="strong">Obj Get Width</text:span>: Get the width of the object
                            </text:p>
                            
                        </text:list-item>
                        
                        <text:list-item>
                            <text:p text:style-name="List_20_2">
                                <text:span text:style-name="T1">Object</text:span>: The object to get the width
                            </text:p>
                            
                        </text:list-item>
                        
                    

                        <text:list-item>
                            <text:p text:style-name="List_20_2">
                                <text:span text:style-name="T1">Store result into</text:span>: The variable to store the width
                            </text:p>
                            
                        </text:list-item>
                        
                    
                    

                        <text:list-item>
                            <text:p text:style-name="List_20_1">
                                <text:span text:style-name="strong">Obj Set Height</text:span>: Set the height of the object
                            </text:p>
                            
                        </text:list-item>
                        
                        <text:list-item>
                            <text:p text:style-name="List_20_2">
                                <text:span text:style-name="T1">Object</text:span>: The object to set the height
                            </text:p>
                            
                        </text:list-item>
                        
                    

                        <text:list-item>
                            <text:p text:style-name="List_20_2">
                                <text:span text:style-name="T1">Height</text:span>: The height to set
                            </text:p>
                            
                        </text:list-item>
                        
                    
                    

                        <text:list-item>
                            <text:p text:style-name="List_20_1">
                                <text:span text:style-name="strong">Obj Get Height</text:span>: Get the height of the object
                            </text:p>
                            
                        </text:list-item>
                        
                        <text:list-item>
                            <text:p text:style-name="List_20_2">
                                <text:span text:style-name="T1">Object</text:span>: The object to get the height
                            </text:p>
                            
                        </text:list-item>
                        
                    

                        <text:list-item>
                            <text:p text:style-name="List_20_2">
                                <text:span text:style-name="T1">Store result into</text:span>: The variable to store the height
                            </text:p>
                            
                        </text:list-item>
                        
                    
                    

                        <text:list-item>
                            <text:p text:style-name="List_20_1">
                                <text:span text:style-name="strong">Set Obj Style Prop</text:span>: Set the value of property in a style.
                            </text:p>
                            
                        </text:list-item>
                        
                        <text:list-item>
                            <text:p text:style-name="List_20_2">
                                <text:span text:style-name="T1">Object</text:span>: Widget
                            </text:p>
                            
                        </text:list-item>
                        
                    

                        <text:list-item>
                            <text:p text:style-name="List_20_2">
                                <text:span text:style-name="T1">Property</text:span>: The style property to set
                            </text:p>
                            
                        </text:list-item>
                        
                    

                        <text:list-item>
                            <text:p text:style-name="List_20_2">
                                <text:span text:style-name="T1">Value</text:span>: The value to set for the property
                            </text:p>
                            
                        </text:list-item>
                        
                    

                        <text:list-item>
                            <text:p text:style-name="List_20_2">
                                <text:span text:style-name="T1">Part</text:span>: The part of the object to set the property
                            </text:p>
                            
                        </text:list-item>
                        
                    

                        <text:list-item>
                            <text:p text:style-name="List_20_2">
                                <text:span text:style-name="T1">State</text:span>: The state of the object to set the property
                            </text:p>
                            
                        </text:list-item>
                        
                    
                    

                        <text:list-item>
                            <text:p text:style-name="List_20_1">
                                <text:span text:style-name="strong">Obj Set Style Opa</text:span>: Set the opacity of the object
                            </text:p>
                            
                        </text:list-item>
                        
                        <text:list-item>
                            <text:p text:style-name="List_20_2">
                                <text:span text:style-name="T1">Object</text:span>: The object to set the opacity
                            </text:p>
                            
                        </text:list-item>
                        
                    

                        <text:list-item>
                            <text:p text:style-name="List_20_2">
                                <text:span text:style-name="T1">Opacity</text:span>: The opacity to set (0-255)
                            </text:p>
                            
                        </text:list-item>
                        
                    
                    

                        <text:list-item>
                            <text:p text:style-name="List_20_1">
                                <text:span text:style-name="strong">Obj Get Style Opa</text:span>: Get the opacity of the object
                            </text:p>
                            
                        </text:list-item>
                        
                        <text:list-item>
                            <text:p text:style-name="List_20_2">
                                <text:span text:style-name="T1">Object</text:span>: The object to get the opacity
                            </text:p>
                            
                        </text:list-item>
                        
                    

                        <text:list-item>
                            <text:p text:style-name="List_20_2">
                                <text:span text:style-name="T1">Store result into</text:span>: The variable to store the opacity
                            </text:p>
                            
                        </text:list-item>
                        
                    
                    

                        <text:list-item>
                            <text:p text:style-name="List_20_1">
                                <text:span text:style-name="strong">Obj Add Style</text:span>: Add a style to the object
                            </text:p>
                            
                        </text:list-item>
                        
                        <text:list-item>
                            <text:p text:style-name="List_20_2">
                                <text:span text:style-name="T1">Object</text:span>: The object to add the style
                            </text:p>
                            
                        </text:list-item>
                        
                    

                        <text:list-item>
                            <text:p text:style-name="List_20_2">
                                <text:span text:style-name="T1">Style</text:span>: The style to add
                            </text:p>
                            
                        </text:list-item>
                        
                    
                    

                        <text:list-item>
                            <text:p text:style-name="List_20_1">
                                <text:span text:style-name="strong">Obj Remove Style</text:span>: Remove a style from the object
                            </text:p>
                            
                        </text:list-item>
                        
                        <text:list-item>
                            <text:p text:style-name="List_20_2">
                                <text:span text:style-name="T1">Object</text:span>: The object to remove the style
                            </text:p>
                            
                        </text:list-item>
                        
                    

                        <text:list-item>
                            <text:p text:style-name="List_20_2">
                                <text:span text:style-name="T1">Style</text:span>: The style to remove
                            </text:p>
                            
                        </text:list-item>
                        
                    
                    

                        <text:list-item>
                            <text:p text:style-name="List_20_1">
                                <text:span text:style-name="strong">Obj Set Flag Hidden</text:span>: Set the hidden flag of the object
                            </text:p>
                            
                        </text:list-item>
                        
                        <text:list-item>
                            <text:p text:style-name="List_20_2">
                                <text:span text:style-name="T1">Object</text:span>: The object to set the hidden flag
                            </text:p>
                            
                        </text:list-item>
                        
                    

                        <text:list-item>
                            <text:p text:style-name="List_20_2">
                                <text:span text:style-name="T1">Hidden</text:span>: The hidden flag value
                            </text:p>
                            
                        </text:list-item>
                        
                    
                    

                        <text:list-item>
                            <text:p text:style-name="List_20_1">
                                <text:span text:style-name="strong">Obj Add Flag</text:span>: Add a flag to the object
                            </text:p>
                            
                        </text:list-item>
                        
                        <text:list-item>
                            <text:p text:style-name="List_20_2">
                                <text:span text:style-name="T1">Object</text:span>: The object to add the flag
                            </text:p>
                            
                        </text:list-item>
                        
                    

                        <text:list-item>
                            <text:p text:style-name="List_20_2">
                                <text:span text:style-name="T1">Flag</text:span>: The flag to add
                            </text:p>
                            
                        </text:list-item>
                        
                    
                    

                        <text:list-item>
                            <text:p text:style-name="List_20_1">
                                <text:span text:style-name="strong">Obj Clear Flag</text:span>: Clear a flag from the object
                            </text:p>
                            
                        </text:list-item>
                        
                        <text:list-item>
                            <text:p text:style-name="List_20_2">
                                <text:span text:style-name="T1">Object</text:span>: The object to clear the flag
                            </text:p>
                            
                        </text:list-item>
                        
                    

                        <text:list-item>
                            <text:p text:style-name="List_20_2">
                                <text:span text:style-name="T1">Flag</text:span>: The flag to clear
                            </text:p>
                            
                        </text:list-item>
                        
                    
                    

                        <text:list-item>
                            <text:p text:style-name="List_20_1">
                                <text:span text:style-name="strong">Obj Has Flag</text:span>: Check if the object has the specified flag
                            </text:p>
                            
                        </text:list-item>
                        
                        <text:list-item>
                            <text:p text:style-name="List_20_2">
                                <text:span text:style-name="T1">Object</text:span>: The object to check the flag
                            </text:p>
                            
                        </text:list-item>
                        
                    

                        <text:list-item>
                            <text:p text:style-name="List_20_2">
                                <text:span text:style-name="T1">Flag</text:span>: The flag to check
                            </text:p>
                            
                        </text:list-item>
                        
                    

                        <text:list-item>
                            <text:p text:style-name="List_20_2">
                                <text:span text:style-name="T1">Store result into</text:span>: The variable to store the result
                            </text:p>
                            
                        </text:list-item>
                        
                    
                    

                        <text:list-item>
                            <text:p text:style-name="List_20_1">
                                <text:span text:style-name="strong">Obj Set State Checked</text:span>: Set the checked state of the object
                            </text:p>
                            
                        </text:list-item>
                        
                        <text:list-item>
                            <text:p text:style-name="List_20_2">
                                <text:span text:style-name="T1">Object</text:span>: The object to set the checked state
                            </text:p>
                            
                        </text:list-item>
                        
                    

                        <text:list-item>
                            <text:p text:style-name="List_20_2">
                                <text:span text:style-name="T1">Checked</text:span>: The checked state to set
                            </text:p>
                            
                        </text:list-item>
                        
                    
                    

                        <text:list-item>
                            <text:p text:style-name="List_20_1">
                                <text:span text:style-name="strong">Obj Set State Disabled</text:span>: Set the disabled state of the object
                            </text:p>
                            
                        </text:list-item>
                        
                        <text:list-item>
                            <text:p text:style-name="List_20_2">
                                <text:span text:style-name="T1">Object</text:span>: The object to set the disabled state
                            </text:p>
                            
                        </text:list-item>
                        
                    

                        <text:list-item>
                            <text:p text:style-name="List_20_2">
                                <text:span text:style-name="T1">Disabled</text:span>: The disabled state to set
                            </text:p>
                            
                        </text:list-item>
                        
                    
                    

                        <text:list-item>
                            <text:p text:style-name="List_20_1">
                                <text:span text:style-name="strong">Obj Add State</text:span>: Add a state to the object
                            </text:p>
                            
                        </text:list-item>
                        
                        <text:list-item>
                            <text:p text:style-name="List_20_2">
                                <text:span text:style-name="T1">Object</text:span>: The object to add the state
                            </text:p>
                            
                        </text:list-item>
                        
                    

                        <text:list-item>
                            <text:p text:style-name="List_20_2">
                                <text:span text:style-name="T1">State</text:span>: The state to add
                            </text:p>
                            
                        </text:list-item>
                        
                    
                    

                        <text:list-item>
                            <text:p text:style-name="List_20_1">
                                <text:span text:style-name="strong">Obj Clear State</text:span>: Clear a state from the object
                            </text:p>
                            
                        </text:list-item>
                        
                        <text:list-item>
                            <text:p text:style-name="List_20_2">
                                <text:span text:style-name="T1">Object</text:span>: The object to clear the state
                            </text:p>
                            
                        </text:list-item>
                        
                    

                        <text:list-item>
                            <text:p text:style-name="List_20_2">
                                <text:span text:style-name="T1">State</text:span>: The state to clear
                            </text:p>
                            
                        </text:list-item>
                        
                    
                    

                        <text:list-item>
                            <text:p text:style-name="List_20_1">
                                <text:span text:style-name="strong">Obj Has State</text:span>: Check if the object has the specified state
                            </text:p>
                            
                        </text:list-item>
                        
                        <text:list-item>
                            <text:p text:style-name="List_20_2">
                                <text:span text:style-name="T1">Object</text:span>: The object to check the state
                            </text:p>
                            
                        </text:list-item>
                        
                    

                        <text:list-item>
                            <text:p text:style-name="List_20_2">
                                <text:span text:style-name="T1">State</text:span>: The state to check
                            </text:p>
                            
                        </text:list-item>
                        
                    

                        <text:list-item>
                            <text:p text:style-name="List_20_2">
                                <text:span text:style-name="T1">Store result into</text:span>: The variable to store the result
                            </text:p>
                            
                        </text:list-item>
                        
                    
                    

                        <text:list-item>
                            <text:p text:style-name="List_20_1">
                                <text:span text:style-name="strong">Arc Set Value</text:span>: Set the value of the arc
                            </text:p>
                            
                        </text:list-item>
                        
                        <text:list-item>
                            <text:p text:style-name="List_20_2">
                                <text:span text:style-name="T1">Object</text:span>: The arc to set the value
                            </text:p>
                            
                        </text:list-item>
                        
                    

                        <text:list-item>
                            <text:p text:style-name="List_20_2">
                                <text:span text:style-name="T1">Value</text:span>: The value to set
                            </text:p>
                            
                        </text:list-item>
                        
                    
                    

                        <text:list-item>
                            <text:p text:style-name="List_20_1">
                                <text:span text:style-name="strong">Arc Rotate Obj to Angle</text:span>: Rotate an object to the current position of the arc (knob)
                            </text:p>
                            
                        </text:list-item>
                        
                        <text:list-item>
                            <text:p text:style-name="List_20_2">
                                <text:span text:style-name="T1">Object</text:span>: The arc object
                            </text:p>
                            
                        </text:list-item>
                        
                    

                        <text:list-item>
                            <text:p text:style-name="List_20_2">
                                <text:span text:style-name="T1">Obj to rotate</text:span>: The object to rotate
                            </text:p>
                            
                        </text:list-item>
                        
                    

                        <text:list-item>
                            <text:p text:style-name="List_20_2">
                                <text:span text:style-name="T1">Offset</text:span>: Consider the radius larger with this value (&lt; 0: for smaller radius)
                            </text:p>
                            
                        </text:list-item>
                        
                    
                    

                        <text:list-item>
                            <text:p text:style-name="List_20_1">
                                <text:span text:style-name="strong">Bar Set Value</text:span>: Set the value of the bar
                            </text:p>
                            
                        </text:list-item>
                        
                        <text:list-item>
                            <text:p text:style-name="List_20_2">
                                <text:span text:style-name="T1">Object</text:span>: The bar to set the value
                            </text:p>
                            
                        </text:list-item>
                        
                    

                        <text:list-item>
                            <text:p text:style-name="List_20_2">
                                <text:span text:style-name="T1">Value</text:span>: The value to set (0-100)
                            </text:p>
                            
                        </text:list-item>
                        
                    

                        <text:list-item>
                            <text:p text:style-name="List_20_2">
                                <text:span text:style-name="T1">Animated</text:span>: Use animation when setting the value
                            </text:p>
                            
                        </text:list-item>
                        
                    
                    

                        <text:list-item>
                            <text:p text:style-name="List_20_1">
                                <text:span text:style-name="strong">Button Matrix Set Button Ctrl</text:span>: Set the value of the bar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Button Matrix Clear Button Ctrl</text:span>: Clear the attributes of a button of the button matrix
                            </text:p>
                            
                        </text:list-item>
                        
                        <text:list-item>
                            <text:p text:style-name="List_20_2">
                                <text:span text:style-name="T1">Object</text:span>: The bar to set the value
                            </text:p>
                            
                        </text:list-item>
                        
                    

                        <text:list-item>
                            <text:p text:style-name="List_20_2">
                                <text:span text:style-name="T1">Button id</text:span>: 0 based index of the button to modify. (Not counting new lines)
                            </text:p>
                            
                        </text:list-item>
                        
                    

                        <text:list-item>
                            <text:p text:style-name="List_20_2">
                                <text:span text:style-name="T1">Ctrl</text:span>: OR-ed attributes. E.g. <text:span text:style-name="backtick">LV_BUTTONMATRIX_CTRL.NO_REPEAT | LV_BUTTONMATRIX_CTRL.CHECKABLE</text:span>
                            </text:p>
                            
                        </text:list-item>
                        
                    
                    

                        <text:list-item>
                            <text:p text:style-name="List_20_1">
                                <text:span text:style-name="strong">Calendar Set Today Date</text:span>: Set the today's date
                            </text:p>
                            
                        </text:list-item>
                        
                        <text:list-item>
                            <text:p text:style-name="List_20_2">
                                <text:span text:style-name="T1">Object</text:span>: The calendar object
                            </text:p>
                            
                        </text:list-item>
                        
                    

                        <text:list-item>
                            <text:p text:style-name="List_20_2">
                                <text:span text:style-name="T1">Year</text:span>: Today's year
                            </text:p>
                            
                        </text:list-item>
                        
                    

                        <text:list-item>
                            <text:p text:style-name="List_20_2">
                                <text:span text:style-name="T1">Month</text:span>: Today's month [1..12]
                            </text:p>
                            
                        </text:list-item>
                        
                    

                        <text:list-item>
                            <text:p text:style-name="List_20_2">
                                <text:span text:style-name="T1">Day</text:span>: Today's day [1..31]
                            </text:p>
                            
                        </text:list-item>
                        
                    
                    

                        <text:list-item>
                            <text:p text:style-name="List_20_1">
                                <text:span text:style-name="strong">Calendar Set Showed Date</text:span>: Set the currently showed
                            </text:p>
                            
                        </text:list-item>
                        
                        <text:list-item>
                            <text:p text:style-name="List_20_2">
                                <text:span text:style-name="T1">Object</text:span>: The calendar object
                            </text:p>
                            
                        </text:list-item>
                        
                    

                        <text:list-item>
                            <text:p text:style-name="List_20_2">
                                <text:span text:style-name="T1">Year</text:span>: Showed year
                            </text:p>
                            
                        </text:list-item>
                        
                    

                        <text:list-item>
                            <text:p text:style-name="List_20_2">
                                <text:span text:style-name="T1">Month</text:span>: Showed month [1..12]
                            </text:p>
                            
                        </text:list-item>
                        
                    
                    

                        <text:list-item>
                            <text:p text:style-name="List_20_1">
                                <text:span text:style-name="strong">Calendar Set Highlighted Date</text:span>: Set the highlighted date
                            </text:p>
                            
                        </text:list-item>
                        
                        <text:list-item>
                            <text:p text:style-name="List_20_2">
                                <text:span text:style-name="T1">Object</text:span>: The calendar object
                            </text:p>
                            
                        </text:list-item>
                        
                    

                        <text:list-item>
                            <text:p text:style-name="List_20_2">
                                <text:span text:style-name="T1">Year</text:span>: Highlight year
                            </text:p>
                            
                        </text:list-item>
                        
                    

                        <text:list-item>
                            <text:p text:style-name="List_20_2">
                                <text:span text:style-name="T1">Month</text:span>: Highlight month [1..12]
                            </text:p>
                            
                        </text:list-item>
                        
                    

                        <text:list-item>
                            <text:p text:style-name="List_20_2">
                                <text:span text:style-name="T1">Day</text:span>: Hilighy day [1..31]
                            </text:p>
                            
                        </text:list-item>
                        
                    
                    

                        <text:list-item>
                            <text:p text:style-name="List_20_1">
                                <text:span text:style-name="strong">Calendar Get Pressed Date</text:span>: Get the currently pressed day
                            </text:p>
                            
                        </text:list-item>
                        
                        <text:list-item>
                            <text:p text:style-name="List_20_2">
                                <text:span text:style-name="T1">Object</text:span>: The calendar object
                            </text:p>
                            
                        </text:list-item>
                        
                    

                        <text:list-item>
                            <text:p text:style-name="List_20_2">
                                <text:span text:style-name="T1">Store year into</text:span>: The integer variable where to store the year
                            </text:p>
                            
                        </text:list-item>
                        
                    

                        <text:list-item>
                            <text:p text:style-name="List_20_2">
                                <text:span text:style-name="T1">Store month into</text:span>: The integer variable where to store the month (1..12)
                            </text:p>
                            
                        </text:list-item>
                        
                    

                        <text:list-item>
                            <text:p text:style-name="List_20_2">
                                <text:span text:style-name="T1">Store day into</text:span>: The integer variable where to store the day (1..31)
                            </text:p>
                            
                        </text:list-item>
                        
                    
                    

                        <text:list-item>
                            <text:p text:style-name="List_20_1">
                                <text:span text:style-name="strong">Dropdown Set Selected</text:span>: Set the selected item of the dropdown
                            </text:p>
                            
                        </text:list-item>
                        
                        <text:list-item>
                            <text:p text:style-name="List_20_2">
                                <text:span text:style-name="T1">Object</text:span>: The dropdown to set the selected item
                            </text:p>
                            
                        </text:list-item>
                        
                    

                        <text:list-item>
                            <text:p text:style-name="List_20_2">
                                <text:span text:style-name="T1">Selected</text:span>: The index of the selected item
                            </text:p>
                            
                        </text:list-item>
                        
                    
                    

                        <text:list-item>
                            <text:p text:style-name="List_20_1">
                                <text:span text:style-name="strong">Image Set Src</text:span>: Set the source image of the image
                            </text:p>
                            
                        </text:list-item>
                        
                        <text:list-item>
                            <text:p text:style-name="List_20_2">
                                <text:span text:style-name="T1">Object</text:span>: The image to set the source
                            </text:p>
                            
                        </text:list-item>
                        
                    

                        <text:list-item>
                            <text:p text:style-name="List_20_2">
                                <text:span text:style-name="T1">Src</text:span>: The source image to set given as a string
                            </text:p>
                            
                        </text:list-item>
                        
                    
                    

                        <text:list-item>
                            <text:p text:style-name="List_20_1">
                                <text:span text:style-name="strong">Image Set Angle</text:span>: Set the angle of the image
                            </text:p>
                            
                        </text:list-item>
                        
                        <text:list-item>
                            <text:p text:style-name="List_20_2">
                                <text:span text:style-name="T1">Object</text:span>: The image to set the angle
                            </text:p>
                            
                        </text:list-item>
                        
                    

                        <text:list-item>
                            <text:p text:style-name="List_20_2">
                                <text:span text:style-name="T1">Angle</text:span>: The angle to set. Angle has 0.1 degree precision, so for 45.8° set 458.
                            </text:p>
                            
                        </text:list-item>
                        
                    
                    

                        <text:list-item>
                            <text:p text:style-name="List_20_1">
                                <text:span text:style-name="strong">Image Set Zoom</text:span>: Set the zoom of the image
                            </text:p>
                            
                        </text:list-item>
                        
                        <text:list-item>
                            <text:p text:style-name="List_20_2">
                                <text:span text:style-name="T1">Object</text:span>: The image to set the zoom
                            </text:p>
                            
                        </text:list-item>
                        
                    

                        <text:list-item>
                            <text:p text:style-name="List_20_2">
                                <text:span text:style-name="T1">Zoom</text:span>: The zoom to set. Set factor to 256 to disable zooming. A larger value enlarges the images (e.g. 512 double size), a smaller value shrinks it (e.g. 128 half size).
                            </text:p>
                            
                        </text:list-item>
                        
                    
                    

                        <text:list-item>
                            <text:p text:style-name="List_20_1">
                                <text:span text:style-name="strong">Keyboard Set Textarea</text:span>: Set the textarea for the keyboard
                            </text:p>
                            
                        </text:list-item>
                        
                        <text:list-item>
                            <text:p text:style-name="List_20_2">
                                <text:span text:style-name="T1">Object</text:span>: The keyboard to set the textarea
                            </text:p>
                            
                        </text:list-item>
                        
                    

                        <text:list-item>
                            <text:p text:style-name="List_20_2">
                                <text:span text:style-name="T1">Textarea</text:span>: The textarea to set
                            </text:p>
                            
                        </text:list-item>
                        
                    
                    

                        <text:list-item>
                            <text:p text:style-name="List_20_1">
                                <text:span text:style-name="strong">Label Set Text</text:span>: Set the text of the label
                            </text:p>
                            
                        </text:list-item>
                        
                        <text:list-item>
                            <text:p text:style-name="List_20_2">
                                <text:span text:style-name="T1">Object</text:span>: The label to set the text
                            </text:p>
                            
                        </text:list-item>
                        
                    

                        <text:list-item>
                            <text:p text:style-name="List_20_2">
                                <text:span text:style-name="T1">Text</text:span>: The text to set
                            </text:p>
                            
                        </text:list-item>
                        
                    
                    

                        <text:list-item>
                            <text:p text:style-name="List_20_1">
                                <text:span text:style-name="strong">QR Code Update</text:span>: Set the text of a QR code object
                            </text:p>
                            
                        </text:list-item>
                        
                        <text:list-item>
                            <text:p text:style-name="List_20_2">
                                <text:span text:style-name="T1">Object</text:span>: QR code widget
                            </text:p>
                            
                        </text:list-item>
                        
                    

                        <text:list-item>
                            <text:p text:style-name="List_20_2">
                                <text:span text:style-name="T1">Text</text:span>: The text to display
                            </text:p>
                            
                        </text:list-item>
                        
                    
                    

                        <text:list-item>
                            <text:p text:style-name="List_20_1">
                                <text:span text:style-name="strong">Roller Set Selected</text:span>: Set the selected item of the roller
                            </text:p>
                            
                        </text:list-item>
                        
                        <text:list-item>
                            <text:p text:style-name="List_20_2">
                                <text:span text:style-name="T1">Object</text:span>: The roller to set the selected item
                            </text:p>
                            
                        </text:list-item>
                        
                    

                        <text:list-item>
                            <text:p text:style-name="List_20_2">
                                <text:span text:style-name="T1">Selected</text:span>: The index of the selected item
                            </text:p>
                            
                        </text:list-item>
                        
                    

                        <text:list-item>
                            <text:p text:style-name="List_20_2">
                                <text:span text:style-name="T1">Animated</text:span>: Use animation when setting the selected item
                            </text:p>
                            
                        </text:list-item>
                        
                    
                    

                        <text:list-item>
                            <text:p text:style-name="List_20_1">
                                <text:span text:style-name="strong">Slider Set Value</text:span>: Set the value of the slider
                            </text:p>
                            
                        </text:list-item>
                        
                        <text:list-item>
                            <text:p text:style-name="List_20_2">
                                <text:span text:style-name="T1">Object</text:span>: The slider to set the value
                            </text:p>
                            
                        </text:list-item>
                        
                    

                        <text:list-item>
                            <text:p text:style-name="List_20_2">
                                <text:span text:style-name="T1">Value</text:span>: The value to set
                            </text:p>
                            
                        </text:list-item>
                        
                    

                        <text:list-item>
                            <text:p text:style-name="List_20_2">
                                <text:span text:style-name="T1">Animated</text:span>: Use animation when setting the value
                            </text:p>
                            
                        </text:list-item>
                        
                    
                    

                        <text:list-item>
                            <text:p text:style-name="List_20_1">
                                <text:span text:style-name="strong">Slider Set Value Left</text:span>: Set a new value for the left knob of a slider
                            </text:p>
                            
                        </text:list-item>
                        
                        <text:list-item>
                            <text:p text:style-name="List_20_2">
                                <text:span text:style-name="T1">Object</text:span>: The slider to set the value
                            </text:p>
                            
                        </text:list-item>
                        
                    

                        <text:list-item>
                            <text:p text:style-name="List_20_2">
                                <text:span text:style-name="T1">Value left</text:span>: The left value to set
                            </text:p>
                            
                        </text:list-item>
                        
                    

                        <text:list-item>
                            <text:p text:style-name="List_20_2">
                                <text:span text:style-name="T1">Animated</text:span>: Use animation when setting the value
                            </text:p>
                            
                        </text:list-item>
                        
                    
                    

                        <text:list-item>
                            <text:p text:style-name="List_20_1">
                                <text:span text:style-name="strong">Slider Set Range</text:span>: Set minimum and the maximum values of a slider
                            </text:p>
                            
                        </text:list-item>
                        
                        <text:list-item>
                            <text:p text:style-name="List_20_2">
                                <text:span text:style-name="T1">Object</text:span>: The bar to set the value
                            </text:p>
                            
                        </text:list-item>
                        
                    

                        <text:list-item>
                            <text:p text:style-name="List_20_2">
                                <text:span text:style-name="T1">Min</text:span>: Minimum value
                            </text:p>
                            
                        </text:list-item>
                        
                    

                        <text:list-item>
                            <text:p text:style-name="List_20_2">
                                <text:span text:style-name="T1">Max</text:span>: Maximum value
                            </text:p>
                            
                        </text:list-item>
                        
                    
                    

                        <text:list-item>
                            <text:p text:style-name="List_20_1">
                                <text:span text:style-name="strong">Tabview Set Active Tab</text:span>: Set the active tab of the tabview
                            </text:p>
                            
                        </text:list-item>
                        
                        <text:list-item>
                            <text:p text:style-name="List_20_2">
                                <text:span text:style-name="T1">Object</text:span>: The tabview to set the active tab
                            </text:p>
                            
                        </text:list-item>
                        
                    

                        <text:list-item>
                            <text:p text:style-name="List_20_2">
                                <text:span text:style-name="T1">Tab</text:span>: The index of the tab to activate (0-based)
                            </text:p>
                            
                        </text:list-item>
                        
                    

                        <text:list-item>
                            <text:p text:style-name="List_20_2">
                                <text:span text:style-name="T1">Animated</text:span>: Use animation when switching tabs
                            </text:p>
                            
                        </text:list-item>
                        
                    
                    

                        <text:list-item>
                            <text:p text:style-name="List_20_1">
                                <text:span text:style-name="strong">Tabview Get Active Tab</text:span>: Get the active tab index of the tabview
                            </text:p>
                            
                        </text:list-item>
                        
                        <text:list-item>
                            <text:p text:style-name="List_20_2">
                                <text:span text:style-name="T1">Object</text:span>: The tabview to get the active tab
                            </text:p>
                            
                        </text:list-item>
                        
                    

                        <text:list-item>
                            <text:p text:style-name="List_20_2">
                                <text:span text:style-name="T1">Store result into</text:span>: The variable to store the active tab index
                            </text:p>
                            
                        </text:list-item>
                        
                    
                    

                        <text:list-item>
                            <text:p text:style-name="List_20_1">
                                <text:span text:style-name="strong">Group Focus Obj</text:span>: Focus the object
                            </text:p>
                            
                        </text:list-item>
                        
                        <text:list-item>
                            <text:p text:style-name="List_20_2">
                                <text:span text:style-name="T1">Object</text:span>: The object to focus
                            </text:p>
                            
                        </text:list-item>
                        
                    
                    

                        <text:list-item>
                            <text:p text:style-name="List_20_1">
                                <text:span text:style-name="strong">Group Focus Next</text:span>: Focus the next object in the group
                            </text:p>
                            
                        </text:list-item>
                        
                        <text:list-item>
                            <text:p text:style-name="List_20_2">
                                <text:span text:style-name="T1">Group</text:span>: The group to focus the next object
                            </text:p>
                            
                        </text:list-item>
                        
                    
                    

                        <text:list-item>
                            <text:p text:style-name="List_20_1">
                                <text:span text:style-name="strong">Group Focus Prev</text:span>: Focus the previous object in the group
                            </text:p>
                            
                        </text:list-item>
                        
                        <text:list-item>
                            <text:p text:style-name="List_20_2">
                                <text:span text:style-name="T1">Group</text:span>: The group to focus the previous object
                            </text:p>
                            
                        </text:list-item>
                        
                    
                    

                        <text:list-item>
                            <text:p text:style-name="List_20_1">
                                <text:span text:style-name="strong">Group Get Focused</text:span>: Get the focused object in the group
                            </text:p>
                            
                        </text:list-item>
                        
                        <text:list-item>
                            <text:p text:style-name="List_20_2">
                                <text:span text:style-name="T1">Group</text:span>: The group to get the focused object
                            </text:p>
                            
                        </text:list-item>
                        
                    

                        <text:list-item>
                            <text:p text:style-name="List_20_2">
                                <text:span text:style-name="T1">Store result into</text:span>: The variable to store the focused object
                            </text:p>
                            
                        </text:list-item>
                        
                    
                    

                        <text:list-item>
                            <text:p text:style-name="List_20_1">
                                <text:span text:style-name="strong">Group Focus Freeze</text:span>: Do not let to change the focus from the current object
                            </text:p>
                            
                        </text:list-item>
                        
                        <text:list-item>
                            <text:p text:style-name="List_20_2">
                                <text:span text:style-name="T1">Group</text:span>: The group to freeze/unfreeze the focus
                            </text:p>
                            
                        </text:list-item>
                        
                    

                        <text:list-item>
                            <text:p text:style-name="List_20_2">
                                <text:span text:style-name="T1">Enabled</text:span>: true: freeze, false: release freezing (normal mode)
                            </text:p>
                            
                        </text:list-item>
                        
                    
                    

                        <text:list-item>
                            <text:p text:style-name="List_20_1">
                                <text:span text:style-name="strong">Group Set Wrap</text:span>: Set whether focus next/prev will allow wrapping from first-&gt;last or last-&gt;first object.
                            </text:p>
                            
                        </text:list-item>
                        
                        <text:list-item>
                            <text:p text:style-name="List_20_2">
                                <text:span text:style-name="T1">Group</text:span>: The group to set the wrap
                            </text:p>
                            
                        </text:list-item>
                        
                    

                        <text:list-item>
                            <text:p text:style-name="List_20_2">
                                <text:span text:style-name="T1">Enabled</text:span>: true: wrap, false: no wrap
                            </text:p>
                            
                        </text:list-item>
                        
                    
                    

                        <text:list-item>
                            <text:p text:style-name="List_20_1">
                                <text:span text:style-name="strong">Group Set Editing</text:span>: Manually set the current mode (edit or navigate).
                            </text:p>
                            
                        </text:list-item>
                        
                        <text:list-item>
                            <text:p text:style-name="List_20_2">
                                <text:span text:style-name="T1">Group</text:span>: The group to set the editing mode
                            </text:p>
                            
                        </text:list-item>
                        
                    

                        <text:list-item>
                            <text:p text:style-name="List_20_2">
                                <text:span text:style-name="T1">Enabled</text:span>: true: edit mode, false: navigate mode
                            </text:p>
                            
                        </text:list-item>
                        
                    
                    

                        <text:list-item>
                            <text:p text:style-name="List_20_1">
                                <text:span text:style-name="strong">Anim X</text:span>: Animate the x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Y</text:span>: Animate the y coordinate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Width</text:span>: Animate the width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Height</text:span>: Animate the height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Opacity</text:span>: Animate the opacity of the object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Zoom</text:span>: Animate the zoom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item>
                            <text:p text:style-name="List_20_1">
                                <text:span text:style-name="strong">Anim Image Angle</text:span>: Animate the angle of the image
                            </text:p>
                            
                        </text:list-item>
                        
                        <text:list-item>
                            <text:p text:style-name="List_20_2">
                                <text:span text:style-name="T1">Object</text:span>: The object to animate
                            </text:p>
                            
                        </text:list-item>
                        
                    

                        <text:list-item>
                            <text:p text:style-name="List_20_2">
                                <text:span text:style-name="T1">Start</text:span>: The start value of the animation
                            </text:p>
                            
                        </text:list-item>
                        
                    

                        <text:list-item>
                            <text:p text:style-name="List_20_2">
                                <text:span text:style-name="T1">End</text:span>: The end value of the animation
                            </text:p>
                            
                        </text:list-item>
                        
                    

                        <text:list-item>
                            <text:p text:style-name="List_20_2">
                                <text:span text:style-name="T1">Delay</text:span>: Delay in milliseconds before the animation starts
                            </text:p>
                            
                        </text:list-item>
                        
                    

                        <text:list-item>
                            <text:p text:style-name="List_20_2">
                                <text:span text:style-name="T1">Time</text:span>: Animation duration in milliseconds
                            </text:p>
                            
                        </text:list-item>
                        
                    

                        <text:list-item>
                            <text:p text:style-name="List_20_2">
                                <text:span text:style-name="T1">Relative</text:span>: Determines whether <text:span text:style-name="backtick">Start</text:span> and <text:span text:style-name="backtick">End</text:span> values are relative to the current value or are absolute values.
                            </text:p>
                            
                        </text:list-item>
                        
                    

                        <text:list-item>
                            <text:p text:style-name="List_20_2">
                                <text:span text:style-name="T1">Instant</text:span>: If checked apply the start value immediately, otherwise apply the start value after a delay when the animation really starts
                            </text:p>
                            
                        </text:list-item>
                        
                    

                        <text:list-item>
                            <text:p text:style-name="List_20_2">
                                <text:span text:style-name="T1">Path</text:span>: The animation path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VGL8" text:continue-numbering="true" text:continue-list="list_LVGL6"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VGL9" text:continue-numbering="true" text:continue-list="list_LVGL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VGL10" text:continue-numbering="true" text:continue-list="list_LVGL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VGL11" text:continue-numbering="true" text:continue-list="list_LVGL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VGL12" text:continue-numbering="true" text:continue-list="list_LVGL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LVGL3" text:continue-numbering="true" text:continue-list="list_LVGL2" text:style-name="Outline">
                    <text:list-item>
                        <text:list>
                            <text:list-item>
                                <text:h text:style-name="Heading_20_2" text:outline-level="2">Inputs</text:h>
                            </text:list-item>
                        </text:list>
                    </text:list-item>
                </text:list>

                
                            <text:list xml:id="list_LVGL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LVGL4" text:continue-numbering="true" text:continue-list="list_LVGL3" text:style-name="Outline">
                    <text:list-item>
                        <text:list>
                            <text:list-item>
                                <text:h text:style-name="Heading_20_2" text:outline-level="2">Outputs</text:h>
                            </text:list-item>
                        </text:list>
                    </text:list-item>
                </text:list>

                
                            <text:list xml:id="list_LVGL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LVGL5" text:continue-numbering="true" text:continue-list="list_LVGL4" text:style-name="Outline">
                        <text:list-item>
                            <text:list>
                                <text:list-item>
                                    <text:h text:style-name="Heading_20_2" text:outline-level="2">Examples</text:h>
                                </text:list-item>
                            </text:list>
                        </text:list-item>
                    </text:list>
                    <text:p text:style-name="Standard"/>
                    
                    <text:list xml:id="list_LVGL15" text:style-name="List_20_1">
                        
                        <text:list-item>
                            <text:p text:style-name="List_20_1_20_Start">
                                <text:span text:style-name="T1">Change Scree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